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iesNamingStrategyTests.get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iesNamingStrategyTests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NamingStrategyTests.getCorrect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iesNamingStrategyTests.getManaged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